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efc1" officeooo:paragraph-rsid="0010efc1"/>
    </style:style>
    <style:style style:name="T1" style:family="text">
      <style:text-properties officeooo:rsid="001233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sdp sandbox 2 vm<text:span text:style-name="T1"> instructions</text:span></text:p>
      <text:p text:style-name="P1"/>
      <text:p text:style-name="P1">this is synced with libosdp-conformance 0.1 Build 3.</text:p>
      <text:p text:style-name="P1"/>
      <text:p text:style-name="P1">It's a Devuan 512meg vm built on virtualbox. <text:s/>you're getting either a vdi (the disk image) or an ova (vm export format) file. <text:s/>The vm uses 3 interfaces. <text:s/>first is bridged to ethernet; second is NAT to host; third is host-only. <text:s/>the vm as shipped is configured as 10.2.0.211 on eth0/the bridged ethernet. <text:s/>log in as opsadmin1, password "password". <text:s/>you have sudo. <text:s/>root's password is also "password".</text:p>
      <text:p text:style-name="P1"/>
      <text:p text:style-name="P1">the code is in /opt/osdp-conformance/bin. <text:s/>The source is in /home/opsadmin1/libosdp-conformance. <text:s/>The UI is a set of web pages and back end (primitive) CGI scripts that push json command files to a running process. <text:s/>Run "http://10.2.0.211" to get to the main page. <text:s/>from there navigate to run either the CP or the PD tests. <text:s/>The tests line up with the spreadsheet.</text:p>
      <text:p text:style-name="P1"/>
      <text:p text:style-name="P1">BEFORE YOU FIRST RUN IT</text:p>
      <text:p text:style-name="P1">make sure your usb to rs485 device is attached to the vm ("sudo lsusb" and look for the FTDI device.)</text:p>
      <text:p text:style-name="P1">configure the osdp parameters. <text:s/></text:p>
      <text:p text:style-name="P1"><text:s text:c="2"/>cd /opt/osdp-conformance/run/CP</text:p>
      <text:p text:style-name="P1"><text:s text:c="2"/>cp open-osdp-params-CP.json open-osdp-params.json</text:p>
      <text:p text:style-name="P1"><text:s text:c="2"/>(then edit open-osdp-params.json)</text:p>
      <text:p text:style-name="P1"/>
      <text:p text:style-name="P1">you probably want something like...</text:p>
      <text:p text:style-name="P1"/>
      <text:p text:style-name="P1"><text:s text:c="2"/>"serial_speed" : "115200",</text:p>
      <text:p text:style-name="P1"><text:s text:c="2"/>"address" : "0",</text:p>
      <text:p text:style-name="P1"><text:s text:c="2"/>"verbosity" : "3"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07:52:11.234000000</meta:creation-date>
    <dc:date>2017-07-07T07:58:56.489000000</dc:date>
    <meta:editing-duration>PT6M44S</meta:editing-duration>
    <meta:editing-cycles>2</meta:editing-cycles>
    <meta:generator>LibreOffice/5.2.5.1$Windows_x86 LibreOffice_project/0312e1a284a7d50ca85a365c316c7abbf20a4d22</meta:generator>
    <meta:document-statistic meta:table-count="0" meta:image-count="0" meta:object-count="0" meta:page-count="1" meta:paragraph-count="14" meta:word-count="191" meta:character-count="1220" meta:non-whitespace-character-count="1017"/>
  </office:meta>
</office:document-meta>
</file>